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"/>
    <style:font-face style:name="FreeSans1" svg:font-family="FreeSans" style:font-family-generic="swiss"/>
    <style:font-face style:name="FreeSans2" svg:font-family="FreeSans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Zurich Lt BT" svg:font-family="'Zurich Lt BT', 'Arial Narrow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style:text-autospace="non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text-properties fo:font-size="10pt" style:rfc-language-tag="es-ES-u-co-trad" fo:language="es" fo:country="ES" style:font-size-asian="10pt" style:font-size-complex="10pt"/>
    </style:style>
    <style:style style:name="P6" style:family="paragraph" style:parent-style-name="Standard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8" style:family="paragraph" style:parent-style-name="Standard">
      <style:text-properties fo:font-size="10pt" style:rfc-language-tag="es-ES-u-co-trad" fo:language="es" fo:country="ES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language="en" fo:country="GB" fo:font-weight="bold" style:font-size-asian="10pt" style:font-weight-asian="bold" style:font-size-complex="10pt"/>
    </style:style>
    <style:style style:name="P10" style:family="paragraph" style:parent-style-name="Standard">
      <style:text-properties fo:font-size="10pt" fo:language="en" fo:country="GB" fo:font-weight="normal" style:font-size-asian="10pt" style:font-weight-asian="normal" style:font-size-complex="10pt"/>
    </style:style>
    <style:style style:name="P11" style:family="paragraph" style:parent-style-name="Standard">
      <style:text-properties fo:font-size="10pt" fo:language="en" fo:country="US" style:font-size-asian="10pt" style:font-size-complex="10pt"/>
    </style:style>
    <style:style style:name="P12" style:family="paragraph" style:parent-style-name="Standard">
      <style:paragraph-properties style:text-autospace="none"/>
      <style:text-properties fo:font-size="10pt" fo:language="en" fo:country="US" style:font-size-asian="10pt" style:font-size-complex="10pt"/>
    </style:style>
    <style:style style:name="P13" style:family="paragraph" style:parent-style-name="Standard">
      <style:text-properties fo:font-size="10pt" fo:language="en" fo:country="US" fo:font-weight="bold" style:font-size-asian="10pt" style:font-weight-asian="bold" style:font-size-complex="10pt"/>
    </style:style>
    <style:style style:name="P14" style:family="paragraph" style:parent-style-name="Standard">
      <style:paragraph-properties style:text-autospace="none"/>
      <style:text-properties fo:font-size="10pt" fo:language="en" fo:country="US" fo:font-weight="bold" style:font-size-asian="10pt" style:font-weight-asian="bold" style:font-size-complex="10pt"/>
    </style:style>
    <style:style style:name="P15" style:family="paragraph" style:parent-style-name="Standard">
      <style:text-properties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language="en" fo:country="US" style:text-underline-style="none" fo:font-weight="bold" style:font-size-asian="10pt" style:font-weight-asian="bold" style:font-size-complex="10pt"/>
    </style:style>
    <style:style style:name="P17" style:family="paragraph" style:parent-style-name="Standard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text-autospace="non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text-autospace="none"/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paragraph-properties style:text-autospace="non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style:rfc-language-tag="es-ES-u-co-trad" fo:language="es" fo:country="ES" fo:font-weight="normal" fo:background-color="transparent" style:font-name-asian="Calibri" style:font-size-asian="10pt" style:font-weight-asian="bold" style:font-name-complex="Calibri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language="en" fo:country="GB" fo:font-weight="normal" fo:background-color="transparent" style:font-name-asian="Calibri" style:font-size-asian="10pt" style:font-weight-asian="bold" style:font-name-complex="Calibri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4" style:family="paragraph" style:parent-style-name="Standard">
      <style:paragraph-properties style:text-autospace="none"/>
    </style:style>
    <style:style style:name="P25" style:family="paragraph" style:parent-style-name="Text_20_body">
      <style:text-properties fo:font-size="10pt" style:font-size-asian="10pt" style:font-size-complex="10pt"/>
    </style:style>
    <style:style style:name="P26" style:family="paragraph" style:parent-style-name="Text_20_body">
      <style:text-properties fo:font-size="10pt" style:rfc-language-tag="es-ES-u-co-trad" fo:language="es" fo:country="ES" fo:font-weight="normal" style:font-size-asian="10pt" style:font-weight-asian="normal" style:font-size-complex="10pt" style:font-weight-complex="normal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size="10pt" fo:font-weight="bold" style:font-size-asian="10pt" style:font-weight-asian="bold" style:font-size-complex="10pt"/>
    </style:style>
    <style:style style:name="P28" style:family="paragraph" style:parent-style-name="Standard" style:list-style-name="WW8Num2">
      <style:paragraph-properties fo:text-align="justify" style:justify-single-wor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29" style:family="paragraph" style:parent-style-name="Standard" style:list-style-name="WW8Num2">
      <style:paragraph-properties fo:text-align="justify" style:justify-single-wor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30" style:family="paragraph" style:parent-style-name="Standard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31" style:family="paragraph" style:parent-style-name="Standard">
      <style:text-properties fo:font-size="10pt" fo:language="en" fo:country="GB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0pt" fo:language="en" fo:country="GB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fo:font-size="10pt" fo:language="en" fo:country="GB" fo:font-weight="bold" style:font-size-asian="10pt" style:font-weight-asian="bold" style:font-size-complex="10pt"/>
    </style:style>
    <style:style style:name="P34" style:family="paragraph" style:parent-style-name="Standard">
      <style:paragraph-properties style:text-autospace="non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style:text-autospace="none"/>
      <style:text-properties fo:font-size="10pt" fo:language="en" fo:country="US" fo:font-weight="bold" style:font-size-asian="10pt" style:font-weight-asian="bold" style:font-size-complex="10pt"/>
    </style:style>
    <style:style style:name="P38" style:family="paragraph" style:parent-style-name="Standard">
      <style:paragraph-properties fo:text-align="justify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39" style:family="paragraph" style:parent-style-name="Standard">
      <style:text-properties fo:font-size="10pt" fo:language="en" fo:country="US" fo:font-weight="bold" style:font-size-asian="10pt" style:font-weight-asian="bold" style:font-size-complex="10pt"/>
    </style:style>
    <style:style style:name="P40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41" style:family="paragraph" style:parent-style-name="Standard">
      <style:text-properties fo:font-size="10pt" fo:font-weight="bold" style:font-size-asian="10pt" style:font-weight-asian="bold" style:font-size-complex="10pt"/>
    </style:style>
    <style:style style:name="P4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43" style:family="paragraph" style:parent-style-name="Standard">
      <style:text-properties fo:font-size="10pt" style:font-size-asian="10pt" style:font-size-complex="10pt"/>
    </style:style>
    <style:style style:name="P44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48" style:family="paragraph" style:parent-style-name="Standard">
      <style:paragraph-properties fo:margin-left="1.249cm" fo:margin-right="0cm" fo:text-align="justify" style:justify-single-word="false" fo:text-indent="-1.249cm" style:auto-text-indent="false" style:text-autospace="none"/>
      <style:text-properties fo:font-size="10pt" fo:language="en" fo:country="US" fo:font-weight="bold" style:font-size-asian="10pt" style:font-weight-asian="bold" style:font-size-complex="10pt"/>
    </style:style>
    <style:style style:name="P49" style:family="paragraph" style:parent-style-name="Standard">
      <style:paragraph-properties fo:margin-left="1.249cm" fo:margin-right="0cm" fo:text-align="justify" style:justify-single-word="false" fo:text-indent="-1.249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T1" style:family="text">
      <style:text-properties style:font-weight-complex="normal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EJERCICIOS MANIPULACIÓN DE DATOS EN SQL (SELECT)</text:p>
      <text:p text:style-name="P3"/>
      <text:list xml:id="list1716027354" text:style-name="WW8Num2">
        <text:list-item>
          <text:p text:style-name="P28">Ejemplo. </text:p>
        </text:list-item>
      </text:list>
      <text:p text:style-name="P7">Seleccionamos de la tabla EMPLE a todos los empleados del departamento 20 (DEPT_NO =20). Además, la consulta debe aparecer orde­nada por APELLIDO. Los campos que hay que consultar son: número de empleado, apellido, oficio y número de departamento.</text:p>
      <text:p text:style-name="P6"/>
      <text:p text:style-name="P7"/>
      <text:p text:style-name="P21">SELECT emp_no, apellido, oficio, dept_no FROM emple WHERE dept_no=20 ORDER BY apellido;</text:p>
      <text:p text:style-name="P7"/>
      <text:p text:style-name="P7"/>
      <text:p text:style-name="P7"/>
      <text:list xml:id="list141629802308576" text:continue-numbering="true" text:style-name="WW8Num2">
        <text:list-item>
          <text:p text:style-name="P28">Ejemplo. </text:p>
        </text:list-item>
      </text:list>
      <text:p text:style-name="P7">Consulta de los empleados cuyo oficio sea 'ANALISTA' ordenado por Número de empleado (EMP_NO).</text:p>
      <text:p text:style-name="P6"/>
      <text:p text:style-name="P9"/>
      <text:p text:style-name="P22">SELECT emp_no FROM emple WHERE oficio LIKE 'ANALISTA' ORDER BY emp_no ASC;</text:p>
      <text:p text:style-name="P9"/>
      <text:p text:style-name="P9"/>
      <text:p text:style-name="P9"/>
      <text:list xml:id="list141628843243763" text:continue-numbering="true" text:style-name="WW8Num2">
        <text:list-item>
          <text:p text:style-name="P28">Ejemplo. </text:p>
        </text:list-item>
      </text:list>
      <text:p text:style-name="P6">Seleccionar de la tabla EMPLE aquellas filas del departamento 10 y cuyo oficio sea 'ANALISTA'. La consulta se ha de ordenar de modo des­cendente por APELLIDO y también de manera descendente por número de empleado (EMP_NO):</text:p>
      <text:p text:style-name="P6"/>
      <text:p text:style-name="P23">SELECT emp_no, apellido FROM emple WHERE dept_no=20 and oficio LIKE 'ANALISTA' ORDER BY apellido DESC, emp_no DESC;</text:p>
      <text:p text:style-name="P21"/>
      <text:p text:style-name="P6"/>
      <text:p text:style-name="P6"/>
      <text:p text:style-name="P2"/>
      <text:p text:style-name="P2"/>
      <text:list xml:id="list141628723557317" text:continue-numbering="true" text:style-name="WW8Num2">
        <text:list-item>
          <text:p text:style-name="P28">Ejemplo. </text:p>
        </text:list-item>
      </text:list>
      <text:p text:style-name="P6">Se trata de obtener la nota media de cada alumno, visualizamos por cada uno de ellos su nombre y su nota media (suma de las tres notas divi­dida entre tres):</text:p>
      <text:p text:style-name="P6"/>
      <text:p text:style-name="P8">SELECT nombre_alumno, round((nota1+nota2+nota3)/3) as media from notas_alumnos;</text:p>
      <text:p text:style-name="P6"/>
      <text:p text:style-name="P6"/>
      <text:p text:style-name="P6"/>
      <text:list xml:id="list141628901962636" text:continue-numbering="true" text:style-name="WW8Num2">
        <text:list-item>
          <text:p text:style-name="P28">Ejemplo. </text:p>
        </text:list-item>
      </text:list>
      <text:p text:style-name="P6">A partir de la tabla NOTAS_ALUMNOS, deseamos obtener aquellos nombres de alumnos que tengan un 7 en NOTA1 y cuya media sea mayor que 6</text:p>
      <text:p text:style-name="P6"/>
      <text:p text:style-name="P8">SELECT nombre_alumno from notas_alumnos WHERE nota1=7 and ((nota1+nota2+nota3)/3)&gt;6;</text:p>
      <text:p text:style-name="P6"/>
      <text:p text:style-name="P6"/>
      <text:p text:style-name="P2"/>
      <text:list xml:id="list141629055020958" text:continue-numbering="true" text:style-name="WW8Num2">
        <text:list-item>
          <text:p text:style-name="P28">Ejemplo. </text:p>
        </text:list-item>
      </text:list>
      <text:p text:style-name="P6">A partir de la tabla EMPLE, obtener aquellos apellidos que empiecen por una 'J':</text:p>
      <text:p text:style-name="P13"/>
      <text:p text:style-name="P13"/>
      <text:p text:style-name="P15">SELECT apellido from emple WHERE apellido LIKE 'J%'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41630235830931" text:continue-numbering="true" text:style-name="WW8Num2">
        <text:list-item>
          <text:p text:style-name="P28"><text:soft-page-break/>Ejemplo. </text:p>
        </text:list-item>
      </text:list>
      <text:p text:style-name="P6">Obtener aquellos apellidos que tengan una 'R' en la segunda posición:</text:p>
      <text:p text:style-name="P13"/>
      <text:p text:style-name="P17">SELECT apellido from emple WHERE apellido LIKE '_R%';</text:p>
      <text:p text:style-name="P13"/>
      <text:p text:style-name="P13"/>
      <text:p text:style-name="P13"/>
      <text:p text:style-name="P13"/>
      <text:list xml:id="list141630545825132" text:continue-numbering="true" text:style-name="WW8Num2">
        <text:list-item>
          <text:p text:style-name="P28">Ejemplo. </text:p>
        </text:list-item>
      </text:list>
      <text:p text:style-name="P6">Obtener aquellos apellidos que empiecen por 'A' y tengan una 'O' en su interior:</text:p>
      <text:p text:style-name="P6"/>
      <text:p text:style-name="P8">SELECT apellido from emple WHERE apellido LIKE 'A%O%';</text:p>
      <text:p text:style-name="P6"/>
      <text:p text:style-name="P6"/>
      <text:list xml:id="list141630321126170" text:continue-numbering="true" text:style-name="WW8Num2">
        <text:list-item>
          <text:p text:style-name="P28">Ejemplo. </text:p>
        </text:list-item>
      </text:list>
      <text:p text:style-name="P6">A continuación consideramos la tabla LIBRERÍA, obtener su descripción:</text:p>
      <text:p text:style-name="P11">desc libreria;</text:p>
      <text:p text:style-name="P13"/>
      <text:list xml:id="list141628877440644" text:continue-numbering="true" text:style-name="WW8Num2">
        <text:list-item>
          <text:p text:style-name="P28">Ejemplo. </text:p>
        </text:list-item>
      </text:list>
      <text:p text:style-name="P6">Consultamos las filas de la tabla LIBRERÍA cuyo tema sea 'Labores'; usamos el operador' = ':</text:p>
      <text:p text:style-name="P13"/>
      <text:p text:style-name="P15">SELECT * from libreria WHERE tema='Labores';</text:p>
      <text:p text:style-name="P13"/>
      <text:p text:style-name="P13"/>
      <text:list xml:id="list141628562111990" text:continue-numbering="true" text:style-name="WW8Num2">
        <text:list-item>
          <text:p text:style-name="P28">Ejemplo. </text:p>
        </text:list-item>
      </text:list>
      <text:p text:style-name="P6">Hacemos lo mismo, pero ahora, manejando el operador LIKE:</text:p>
      <text:p text:style-name="P5"/>
      <text:p text:style-name="P5">La consulta no devuelve nada, debido a que la columna TEMA está definida con el tipo CHAR(15). <text:s/>El tipo CHAR rellena blancos a la dere­cha hasta formar la longitud de 15 caracteres. Para que funcione la consulta tendremos que utilizar el comodín %:</text:p>
      <text:p text:style-name="P6"/>
      <text:p text:style-name="P6"/>
      <text:list xml:id="list141628690633396" text:continue-numbering="true" text:style-name="WW8Num2">
        <text:list-item>
          <text:p text:style-name="P28">Ejemplo. </text:p>
        </text:list-item>
      </text:list>
      <text:p text:style-name="P6">Consultar los apellidos de la tabla EMPLE cuyo número de departamento sea 10 ó 30:</text:p>
      <text:p text:style-name="P6"/>
      <text:p text:style-name="P17">SELECT apellido from emple WHERE dept_no=10 or dept_no=30;</text:p>
      <text:p text:style-name="P13"/>
      <text:p text:style-name="P13"/>
      <text:list xml:id="list141630423123098" text:continue-numbering="true" text:style-name="WW8Num2">
        <text:list-item>
          <text:p text:style-name="P28">Ejemplo. </text:p>
        </text:list-item>
      </text:list>
      <text:p text:style-name="P6">Consultar los apellidos de la tabla EMPLE cuyo número de departamento no sea ni 10 ni 30:</text:p>
      <text:p text:style-name="P11"/>
      <text:p text:style-name="P17">SELECT apellido from emple WHERE not dept_no=10 or not dept_no=30;</text:p>
      <text:p text:style-name="P13"/>
      <text:p text:style-name="P13"/>
      <text:list xml:id="list141629185490203" text:continue-numbering="true" text:style-name="WW8Num2">
        <text:list-item>
          <text:p text:style-name="P28">Ejemplo. </text:p>
        </text:list-item>
      </text:list>
      <text:p text:style-name="P6">Consultar los apellidos de la tabla EMPLE cuyo oficio sea 'VENDEDOR', 'ANALISTA' o 'EMPLEADO':</text:p>
      <text:p text:style-name="P6"/>
      <text:p text:style-name="P8">SELECT apellido from emple WHERE oficio='VENDEDOR' or oficio='ANALISTA' or oficio='EMPLEADO';</text:p>
      <text:p text:style-name="P6"/>
      <text:p text:style-name="P6"/>
      <text:list xml:id="list141629001836215" text:continue-numbering="true" text:style-name="WW8Num2">
        <text:list-item>
          <text:p text:style-name="P28">Ejemplo. </text:p>
        </text:list-item>
      </text:list>
      <text:p text:style-name="P6">Consultar los apellidos de la tabla EMPLE cuyo oficio no sea ni 'VENDEDOR' ni 'ANALISTA' ni 'EMPLEADO':</text:p>
      <text:p text:style-name="P6"/>
      <text:p text:style-name="P8">SELECT apellido from emple WHERE not oficio='VENDEDOR' and not oficio='ANALISTA' and not oficio='EMPLEADO';</text:p>
      <text:p text:style-name="P6"/>
      <text:p text:style-name="P6"/>
      <text:p text:style-name="P6"/>
      <text:list xml:id="list141629442178655" text:continue-numbering="true" text:style-name="WW8Num2">
        <text:list-item>
          <text:p text:style-name="P28">Ejemplo. </text:p>
        </text:list-item>
      </text:list>
      <text:p text:style-name="P6">A partir de la tabla EMPLE, obtener el apellido y el salario de los empleados cuyo SALARIO esté comprendido entre 150000 y 200000, ambos incluidos.</text:p>
      <text:p text:style-name="P6"/>
      <text:p text:style-name="P31"><text:soft-page-break/>SELECT apellido, salario from emple WHERE salario&gt;=150000 and salario&lt;=200000;</text:p>
      <text:p text:style-name="P31"/>
      <text:p text:style-name="P31">or</text:p>
      <text:p text:style-name="P31"/>
      <text:p text:style-name="P10"><text:span text:style-name="T1">SELECT apellido, salario from emple WHERE salario BETWEEN 150000 and 200000;</text:span></text:p>
      <text:p text:style-name="P9"/>
      <text:p text:style-name="P9"/>
      <text:list xml:id="list141630474493461" text:continue-numbering="true" text:style-name="WW8Num2">
        <text:list-item>
          <text:p text:style-name="P28">Ejemplo. </text:p>
        </text:list-item>
      </text:list>
      <text:p text:style-name="P6"/>
      <text:p text:style-name="P6">A partir de la tabla EMPLE, obtener el apellido y el salario de los empleados cuyo SALARIO no esté comprendido entre 150000 y 200000</text:p>
      <text:p text:style-name="P13"/>
      <text:p text:style-name="P17">SELECT apellido, salario from emple WHERE salario&lt;=150000 or salario&gt;=200000;</text:p>
      <text:p text:style-name="P13"/>
      <text:p text:style-name="P16"/>
      <text:p text:style-name="P13"/>
      <text:list xml:id="list141629493014880" text:continue-numbering="true" text:style-name="WW8Num2">
        <text:list-item>
          <text:p text:style-name="P28">Ejemplo. </text:p>
        </text:list-item>
      </text:list>
      <text:p text:style-name="P6">A partir de la tabla EMPLE, obtener el APELLIDO, SALARIO Y DEPT_NO de los empleados cuyo salario sea mayor de 200000 en los departamentos 10 o 20</text:p>
      <text:p text:style-name="P6"/>
      <text:p text:style-name="P8">SELECT apellido, salario, dept_no from emple WHERE (dept_no=10 or dept_no=20) and salario&gt;200000;</text:p>
      <text:p text:style-name="P6"/>
      <text:p text:style-name="P6"/>
      <text:p text:style-name="P6"/>
      <text:p text:style-name="P6"/>
      <text:list xml:id="list141629912306616" text:continue-numbering="true" text:style-name="WW8Num2">
        <text:list-item>
          <text:p text:style-name="P28">Ejemplo. </text:p>
        </text:list-item>
      </text:list>
      <text:p text:style-name="P6">Realizar el ejercicio anterior (la solución segunda) sin utilizar paréntesis y comprobar que el resultado es diferente e incorrecto a la consulta que pide el ejemplo 19.</text:p>
      <text:p text:style-name="P13"/>
      <text:p text:style-name="P25">SELECT apellido, salario, dept_no from emple WHERE dept_no=10 or dept_no=20 and salario&gt;200000;</text:p>
      <text:p text:style-name="P13"/>
      <text:p text:style-name="P13"/>
      <text:list xml:id="list141630591011713" text:continue-numbering="true" text:style-name="WW8Num2">
        <text:list-item>
          <text:p text:style-name="P28">Ejemplo. </text:p>
        </text:list-item>
      </text:list>
      <text:p text:style-name="P6">Realizar el ejemplo 19 con el operador IN</text:p>
      <text:p text:style-name="P6"/>
      <text:p text:style-name="P26">SELECT apellido, salario, dept_no from emple WHERE dept_no in (10,20) and salario&gt;200000;</text:p>
      <text:p text:style-name="P6"/>
      <text:list xml:id="list141630404857784" text:continue-numbering="true" text:style-name="WW8Num2">
        <text:list-item>
          <text:p text:style-name="P28">Ejemplo. </text:p>
        </text:list-item>
      </text:list>
      <text:p text:style-name="P4">Visualiza la fecha del sistema en la tabla dual</text:p>
      <text:p text:style-name="P12"/>
      <text:p text:style-name="P12">SELECT sysdate from dual;</text:p>
      <text:p text:style-name="P12"/>
      <text:p text:style-name="P12"/>
      <text:list xml:id="list141628600722789" text:continue-numbering="true" text:style-name="WW8Num2">
        <text:list-item>
          <text:p text:style-name="P28">Ejemplo. </text:p>
        </text:list-item>
      </text:list>
      <text:p text:style-name="P4">A partir de la tabla EMPLE, obtener la fecha de alta, de manera que aparezca el número del mes.</text:p>
      <text:p text:style-name="P24"/>
      <text:p text:style-name="P12">SELECT EXTRACT(month from to_date(fecha_alt, 'DD/MM/YY')) FROM emple;</text:p>
      <text:p text:style-name="P12"/>
      <text:p text:style-name="P12">or</text:p>
      <text:p text:style-name="P12"/>
      <text:p text:style-name="P12">SELECT to_char(fecha_alt,’MM’) AS fecha_alta FROM emple;</text:p>
      <text:p text:style-name="P12"/>
      <text:p text:style-name="P12"/>
      <text:list xml:id="list141629435855386" text:continue-numbering="true" text:style-name="WW8Num2">
        <text:list-item>
          <text:p text:style-name="P28">Ejemplo. </text:p>
        </text:list-item>
      </text:list>
      <text:p text:style-name="P4">Obtener la fecha anterior, de forma que aparezca el año con cuatro cifras</text:p>
      <text:p text:style-name="P14"/>
      <text:p text:style-name="P18">SELECT to_char(fecha_alt,’YYYY’) AS fecha_alta FROM emple;</text:p>
      <text:p text:style-name="P18"/>
      <text:p text:style-name="P12"/>
      <text:p text:style-name="P12"><text:soft-page-break/></text:p>
      <text:p text:style-name="P12"/>
      <text:p text:style-name="P12"/>
      <text:list xml:id="list141630399831764" text:continue-numbering="true" text:style-name="WW8Num2">
        <text:list-item>
          <text:p text:style-name="P28">Ejemplo. </text:p>
        </text:list-item>
      </text:list>
      <text:p text:style-name="P4">Obtener la fecha de hoy con el siguiente formato:</text:p>
      <text:p text:style-name="P4"/>
      <text:p text:style-name="P20">SELECT to_char(sysdate,’dd/mm/yyyy’) as fecha from dual;</text:p>
      <text:p text:style-name="P4"/>
      <text:p text:style-name="P1"/>
      <text:list xml:id="list141629594576511" text:continue-numbering="true" text:style-name="WW8Num2">
        <text:list-item>
          <text:p text:style-name="P28">Ejemplo. </text:p>
        </text:list-item>
      </text:list>
      <text:p text:style-name="P4">Visualizar los salarios de la tabla EMPLE de manera formateada, el punto para los miles.</text:p>
      <text:p text:style-name="P14"/>
      <text:p text:style-name="P18">SELECT to_char(salario, ‘999G999’) as suma_salarios from emple;</text:p>
      <text:p text:style-name="P12"/>
      <text:p text:style-name="P19"/>
      <text:list xml:id="list141630253290689" text:continue-numbering="true" text:style-name="WW8Num2">
        <text:list-item>
          <text:p text:style-name="P28">Ejemplo. </text:p>
        </text:list-item>
      </text:list>
      <text:p text:style-name="P4">Cambiar la cadena ‘01012001’ (dia mes y año) a tipo DATE</text:p>
      <text:p text:style-name="P14"/>
      <text:p text:style-name="P18">SELECT to_date(‘01012001’, ’DD/MM/YYYY) as fecha from dual;</text:p>
      <text:p text:style-name="P14"/>
      <text:p text:style-name="P12"/>
      <text:list xml:id="list141629761474087" text:continue-numbering="true" text:style-name="WW8Num2">
        <text:list-item>
          <text:p text:style-name="P28">Ejemplo. </text:p>
        </text:list-item>
      </text:list>
      <text:p text:style-name="P4">Obtener el mes a partir de la cadena ‘01012001’</text:p>
      <text:p text:style-name="P4"/>
      <text:p text:style-name="P20">SELECT to_char(to_date(‘01012001’, <text:s/>‘DDMMYYYY’), ‘DD’) as MES_fecha from dual;</text:p>
      <text:p text:style-name="P4"/>
      <text:p text:style-name="P1"/>
      <text:p text:style-name="P1"/>
      <text:p text:style-name="P1"/>
      <text:list xml:id="list141629100961115" text:continue-numbering="true" text:style-name="WW8Num2">
        <text:list-item>
          <text:p text:style-name="P28">Ejemplo. </text:p>
        </text:list-item>
      </text:list>
      <text:p text:style-name="P4">Obtener el día a partir de la cadena ‘01012001’</text:p>
      <text:p text:style-name="P14"/>
      <text:p text:style-name="P14"/>
      <text:p text:style-name="P14"/>
      <text:list xml:id="list141628734964795" text:continue-numbering="true" text:style-name="WW8Num2">
        <text:list-item>
          <text:p text:style-name="P28">Ejemplo. </text:p>
        </text:list-item>
      </text:list>
      <text:p text:style-name="P6">Con la tabla EMPLE y DEPART. Consultar los datos de los empleados que trabajen en ‘MADRID’ o ‘BARCELONA’.</text:p>
      <text:p text:style-name="P6"/>
      <text:p text:style-name="P6"/>
      <text:p text:style-name="P6"/>
      <text:list xml:id="list141628882573317" text:continue-numbering="true" text:style-name="WW8Num2">
        <text:list-item>
          <text:p text:style-name="P28">Ejemplo. </text:p>
        </text:list-item>
      </text:list>
      <text:p text:style-name="P2">A partir de las tablas EMPLE y DEPART obtener el apellido, oficio, número de empleado, nombre de departamento y localidad. Estas tablas tienen en común el campo dept_no, por el cual se combinan las tablas</text:p>
      <text:p text:style-name="P2"/>
      <text:p text:style-name="P2"/>
      <text:p text:style-name="P2"/>
      <text:list xml:id="list141630241147726" text:continue-numbering="true" text:style-name="WW8Num2">
        <text:list-item>
          <text:p text:style-name="P28">Ejemplo. </text:p>
        </text:list-item>
      </text:list>
      <text:p text:style-name="P2">De las tablas ALUMNOS, ASIGNATURAS Y NOTAS obtener el nombre de alumno, su asignatura y su nota.</text:p>
      <text:p text:style-name="P2"/>
      <text:p text:style-name="P2"/>
      <text:list xml:id="list141630077391737" text:continue-numbering="true" text:style-name="WW8Num2">
        <text:list-item>
          <text:p text:style-name="P28">Ejemplo. </text:p>
        </text:list-item>
      </text:list>
      <text:p text:style-name="P2">Obtener los nombres de alumnos matriculados en ‘FOL’</text:p>
      <text:p text:style-name="P44"/>
      <text:p text:style-name="P44">SELECT apenom, nombre FROM alumnos, asignaturas WHERE nombre='FOL';</text:p>
      <text:p text:style-name="P3"/>
      <text:p text:style-name="P3"/>
      <text:list xml:id="list141630151094688" text:continue-numbering="true" text:style-name="WW8Num2">
        <text:list-item>
          <text:p text:style-name="P28">Ejemplo. </text:p>
        </text:list-item>
      </text:list>
      <text:p text:style-name="Standard"><text:span text:style-name="T2">Seleccionar el apellido, el oficio y la localidad de los departamentos donde trabajan los ANALISTAS</text:span><text:span text:style-name="T3">.</text:span></text:p>
      <text:p text:style-name="P3"/>
      <text:p text:style-name="P3"/>
      <text:p text:style-name="P3"/>
      <text:p text:style-name="P3"><text:soft-page-break/></text:p>
      <text:list xml:id="list141630010618239" text:continue-numbering="true" text:style-name="WW8Num2">
        <text:list-item>
          <text:p text:style-name="P28">Ejemplo. </text:p>
        </text:list-item>
      </text:list>
      <text:p text:style-name="P2">Visualizar el tema, estante y ejemplares de las filas de LIBRERÍA con ejemplares comprendidos entre 8 y 15</text:p>
      <text:p text:style-name="P3"/>
      <text:p text:style-name="P3"/>
      <text:p text:style-name="P3"/>
      <text:list xml:id="list141629890681327" text:continue-numbering="true" text:style-name="WW8Num2">
        <text:list-item>
          <text:p text:style-name="P28">Ejemplo. </text:p>
        </text:list-item>
      </text:list>
      <text:p text:style-name="P2">Visualizar las columnas TEMA, ESTANTE y EJEMPLARES de las filas cuyo ESTANTE no esté comprendido entre la “B” y la “D”</text:p>
      <text:p text:style-name="P3"/>
      <text:p text:style-name="P3"/>
      <text:p text:style-name="P3"/>
      <text:p text:style-name="P3"/>
      <text:p text:style-name="P3"/>
      <text:list xml:id="list141629397969031" text:continue-numbering="true" text:style-name="WW8Num2">
        <text:list-item>
          <text:p text:style-name="P28">Ejemplo. </text:p>
        </text:list-item>
      </text:list>
      <text:p text:style-name="P2">Visualizar los temas de LIBRERÍA cuyo número de ejemplares no esté entre 15 y 20, ambos incluidos</text:p>
      <text:p text:style-name="P43"/>
      <text:p text:style-name="P42"/>
      <text:p text:style-name="P3"/>
      <text:list xml:id="list141629962051045" text:continue-numbering="true" text:style-name="WW8Num2">
        <text:list-item>
          <text:p text:style-name="P28">Ejemplo. </text:p>
        </text:list-item>
      </text:list>
      <text:p text:style-name="P2">Visualizar todas las asignaturas que contengan tres letras “o” en su interior y tengan alumnos matriculados de “Madrid”</text:p>
      <text:p text:style-name="P42"/>
      <text:p text:style-name="P3"/>
      <text:list xml:id="list141629499186997" text:continue-numbering="true" text:style-name="WW8Num2">
        <text:list-item>
          <text:p text:style-name="P28">Ejemplo. </text:p>
        </text:list-item>
      </text:list>
      <text:p text:style-name="Standard"><text:span text:style-name="T2">Visualizar los nombres de alumnos que tengan una nota entre 7 y 8 en la asignatura de “FOL</text:span><text:span text:style-name="T3">”</text:span></text:p>
      <text:p text:style-name="P3"/>
      <text:p text:style-name="P3"/>
      <text:p text:style-name="P3"/>
      <text:p text:style-name="P3"/>
      <text:list xml:id="list141628681562740" text:continue-numbering="true" text:style-name="WW8Num2">
        <text:list-item>
          <text:p text:style-name="P28">Ejemplo. </text:p>
        </text:list-item>
      </text:list>
      <text:p text:style-name="P2">Visualizar los nombres de alumnos de “Madrid” que tengan alguna asignatura suspendida</text:p>
      <text:p text:style-name="P44"/>
      <text:p text:style-name="P44">SELECT apenom, nota, pobla FROM alumnos, notas WHERE pobla='Madrid' and nota&lt;5 and alumnos.dni=notas.dni;</text:p>
      <text:p text:style-name="P47"/>
      <text:p text:style-name="P2"/>
      <text:p text:style-name="P2"/>
      <text:list xml:id="list141630196681159" text:continue-numbering="true" text:style-name="WW8Num2">
        <text:list-item>
          <text:p text:style-name="P28">Ejemplo. </text:p>
        </text:list-item>
      </text:list>
      <text:p text:style-name="P6">Consultar los apellidos y oficios de todos los empleados del departamento 20 cuyo trabajo sea idéntico al de cualquiera de los empleados del departamento de ‘VENTAS’</text:p>
      <text:p text:style-name="P6"/>
      <text:p text:style-name="P17">SELECT apellido, oficio FROM emple WHERE dept_no=20 </text:p>
      <text:p text:style-name="P17">and oficio in (SELECT distinct oficio FROM emple E, depart D WHERE D.dnombre='VENTAS' and E.dept_no=D.dept_no);</text:p>
      <text:p text:style-name="P13"/>
      <text:p text:style-name="P38"/>
      <text:list xml:id="list141629611919557" text:continue-numbering="true" text:style-name="WW8Num2">
        <text:list-item>
          <text:p text:style-name="P28">Ejemplo. </text:p>
        </text:list-item>
      </text:list>
      <text:p text:style-name="P6">Obtener el apellido de los empleados con los mismos oficio y salarios que los que se apellidan ‘GIL’</text:p>
      <text:p text:style-name="P45"/>
      <text:p text:style-name="P45">SELECT apellido FROM emple WHERE (oficio, salario) </text:p>
      <text:p text:style-name="P45">in (SELECT oficio, salario FROM emple WHERE apellido='GIL');</text:p>
      <text:p text:style-name="P45"/>
      <text:p text:style-name="P3"/>
      <text:list xml:id="list141629583461770" text:continue-numbering="true" text:style-name="WW8Num2">
        <text:list-item>
          <text:p text:style-name="P28">Ejemplo. </text:p>
        </text:list-item>
      </text:list>
      <text:p text:style-name="Standard"><text:span text:style-name="T2">Obtener los nombres de alumnos matriculados en ‘FOL’ </text:span><text:span text:style-name="T4">(</text:span><text:span text:style-name="T2">usando SUBCONSULTAS).</text:span></text:p>
      <text:p text:style-name="P2"/>
      <text:p text:style-name="P36">SELECT apenom FROM alumnos, asignaturas WHERE nombre </text:p>
      <text:p text:style-name="P36">in (SELECT nombre FROM asignaturas WHERE nombre='FOL');</text:p>
      <text:p text:style-name="P36"/>
      <text:p text:style-name="P36"/>
      <text:p text:style-name="P36"/>
      <text:p text:style-name="P38"/>
      <text:list xml:id="list141629544876261" text:continue-numbering="true" text:style-name="WW8Num2">
        <text:list-item>
          <text:p text:style-name="P28"><text:soft-page-break/>Ejemplo. </text:p>
        </text:list-item>
      </text:list>
      <text:p text:style-name="P38">Seleccionar de la tabla EMPLE aquellas filas cuyo APELLIDO empiece por “A” y el OFICIO tenga una “E” en cualquier posición</text:p>
      <text:p text:style-name="P38"/>
      <text:p text:style-name="P36">SELECT apellido FROM emple WHERE apellido LIKE 'A%' </text:p>
      <text:p text:style-name="P36">and oficio in (SELECT oficio FROM emple WHERE oficio LIKE '%E%') ;</text:p>
      <text:p text:style-name="P36"/>
      <text:p text:style-name="P38"/>
      <text:list xml:id="list141628537735847" text:continue-numbering="true" text:style-name="WW8Num2">
        <text:list-item>
          <text:p text:style-name="P28">Ejemplo. </text:p>
        </text:list-item>
      </text:list>
      <text:p text:style-name="P2">Mostrar los empleados (nombre, oficio, salario y fecha de alta) que desempeñen el mismo oficio que los “JIMENEZ” o que tengan un salario mayor o igual que cualquier “FERNANDEZ”</text:p>
      <text:p text:style-name="P3"/>
      <text:p text:style-name="P36">SELECT apellido,oficio,salario,fecha_alt FROM emple </text:p>
      <text:p text:style-name="P36"><text:s text:c="4"/>WHERE oficio in </text:p>
      <text:p text:style-name="P36"><text:s text:c="4"/>(SELECT oficio FROM emple WHERE apellido='JIMÉNEZ') </text:p>
      <text:p text:style-name="P36"><text:s text:c="4"/>or salario &gt;= (SELECT salario from emple WHERE apellido='FERNÁNDEZ');</text:p>
      <text:p text:style-name="P36"/>
      <text:p text:style-name="P38"/>
      <text:list xml:id="list141628497770844" text:continue-numbering="true" text:style-name="WW8Num2">
        <text:list-item>
          <text:p text:style-name="P28">Ejemplo. </text:p>
        </text:list-item>
      </text:list>
      <text:p text:style-name="P2">Mostrar en pantalla el nombre, oficio y salario de los empleados de los departamentos de “FERNANDEZ” que tengan sus mismos salarios.</text:p>
      <text:p text:style-name="P3"/>
      <text:p text:style-name="P36">SELECT apellido,oficio,salario,fecha_alt FROM emple </text:p>
      <text:p text:style-name="P36"><text:s text:c="4"/>WHERE dept_no in </text:p>
      <text:p text:style-name="P36"><text:s text:c="4"/>(SELECT dept_no FROM emple WHERE apellido='FERNÁNDEZ')</text:p>
      <text:p text:style-name="P36"><text:s text:c="4"/>and salario = (SELECT salario from emple WHERE apellido='FERNÁNDEZ');</text:p>
      <text:p text:style-name="P38"/>
      <text:p text:style-name="P38"/>
      <text:list xml:id="list141630022083586" text:continue-numbering="true" text:style-name="WW8Num2">
        <text:list-item>
          <text:p text:style-name="P28">Ejemplo. </text:p>
        </text:list-item>
      </text:list>
      <text:p text:style-name="P2">Presentar los nombres y oficios de los empleados que tienen el mismo trabajo que los que se apellidan “JIMÉNEZ”.</text:p>
      <text:p text:style-name="P36"/>
      <text:p text:style-name="P36">SELECT apellido, oficio FROM emple </text:p>
      <text:p text:style-name="P36"><text:s text:c="4"/>WHERE oficio in </text:p>
      <text:p text:style-name="P36"><text:s text:c="4"/>(SELECT oficio FROM emple WHERE apellido='JIMÉNEZ');</text:p>
      <text:p text:style-name="P38"/>
      <text:p text:style-name="P38"/>
      <text:p text:style-name="P38"/>
      <text:list xml:id="list141629321069469" text:continue-numbering="true" text:style-name="WW8Num2">
        <text:list-item>
          <text:p text:style-name="P28">Ejemplo. </text:p>
        </text:list-item>
      </text:list>
      <text:p text:style-name="P2">Visualizar todos los temas de LIBRERÍA cuyo número de ejemplares sea inferior a los que hay en “Medicina”</text:p>
      <text:p text:style-name="P3"/>
      <text:p text:style-name="P45">SELECT tema FROM libreria </text:p>
      <text:p text:style-name="P45"><text:s text:c="4"/>WHERE ejemplares in</text:p>
      <text:p text:style-name="P45"><text:s text:c="4"/>(SELECT ejemplares FROM libreria </text:p>
      <text:p text:style-name="P45"><text:s text:c="8"/>WHERE ejemplares &lt; (SELECT ejemplares FROM libreria WHERE tema='Medicina'));</text:p>
      <text:p text:style-name="P49"/>
      <text:p text:style-name="P49"/>
      <text:p text:style-name="P49"/>
      <text:list xml:id="list141628501856561" text:continue-numbering="true" text:style-name="WW8Num2">
        <text:list-item>
          <text:p text:style-name="P28">Ejemplo. </text:p>
        </text:list-item>
      </text:list>
      <text:p text:style-name="Standard"><text:span text:style-name="T2">Visualizar los nombres de alumnos que tengan una nota entre 7 y 8 en la asignatura de “FOL</text:span><text:span text:style-name="T3">”</text:span></text:p>
      <text:p text:style-name="P49"/>
      <text:p text:style-name="P49"/>
      <text:p text:style-name="P49"/>
      <text:p text:style-name="P49"/>
      <text:p text:style-name="P49"/>
      <text:list xml:id="list141628679004724" text:continue-numbering="true" text:style-name="WW8Num2">
        <text:list-item>
          <text:p text:style-name="P28">Ejemplo. </text:p>
        </text:list-item>
      </text:list>
      <text:p text:style-name="P2">Visualizar los nombres de asignaturas que no tengan suspensos</text:p>
      <text:p text:style-name="P32"/>
      <text:p text:style-name="P33"/>
      <text:p text:style-name="P33"/>
      <text:list xml:id="list141628577890971" text:continue-numbering="true" text:style-name="WW8Num2">
        <text:list-item>
          <text:p text:style-name="P28">Ejemplo. </text:p>
        </text:list-item>
      </text:list>
      <text:p text:style-name="Standard"><text:soft-page-break/><text:span text:style-name="T2">Visualizar los nombres de alumnos de “Madrid” que tengan alguna asignatura suspendida (usando subconsultas).</text:span></text:p>
      <text:p text:style-name="P3"/>
      <text:p text:style-name="P49"/>
      <text:p text:style-name="P49"/>
      <text:p text:style-name="P49"/>
      <text:list xml:id="list141628720766809" text:continue-numbering="true" text:style-name="WW8Num2">
        <text:list-item>
          <text:p text:style-name="P28">Ejemplo. </text:p>
        </text:list-item>
      </text:list>
      <text:p text:style-name="Standard"><text:span text:style-name="T2">Mostrar los nombres de alumnos sin repeticiones que tengan la misma nota que tiene “Díaz Fernández, María” en “FOL” en alguna asignatura</text:span><text:span text:style-name="T3">.</text:span></text:p>
      <text:p text:style-name="P3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"/>
    <style:font-face style:name="FreeSans1" svg:font-family="FreeSans" style:font-family-generic="swiss"/>
    <style:font-face style:name="FreeSans2" svg:font-family="FreeSans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Zurich Lt BT" svg:font-family="'Zurich Lt BT', 'Arial Narrow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, Arial" style:font-family-generic="swiss" style:font-pitch="variable" fo:font-size="14pt" style:font-name-asian="Unifont1" style:font-family-asian="Unifont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WW8Num2z1" style:family="text"/>
    <style:style style:name="WW8Num2z2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8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9z0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St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St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68cm" fo:margin-bottom="1.903cm" fo:margin-left="1.588cm" fo:margin-right="1.58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RESUELTOS UNIDAD III</dc:title>
    <meta:initial-creator>casa</meta:initial-creator>
    <meta:creation-date>2008-11-07T00:06:00</meta:creation-date>
    <dc:date>2021-10-28T14:11:32.718954546</dc:date>
    <meta:print-date>2021-10-15T13:03:00</meta:print-date>
    <meta:editing-cycles>164</meta:editing-cycles>
    <meta:editing-duration>PT21H3M33S</meta:editing-duration>
    <meta:generator>LibreOffice/6.0.7.3$Linux_X86_64 LibreOffice_project/00m0$Build-3</meta:generator>
    <meta:document-statistic meta:table-count="0" meta:image-count="0" meta:object-count="0" meta:page-count="7" meta:paragraph-count="159" meta:word-count="1475" meta:character-count="9580" meta:non-whitespace-character-count="8201"/>
  </office:meta>
</office:document-meta>
</file>